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B0456710.png"/>
  <manifest:file-entry manifest:media-type="image/png" manifest:full-path="Pictures/100000000000032000000258931F8343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Presslufthamm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d compon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ata representation (JSON / Columnar Storage)</text:p>
              </text:list-item>
              <text:list-item>
                <text:p>Communication (Network)</text:p>
              </text:list-item>
              <text:list-item>
                <text:p>Query Proce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fine generic interface (Protocol Buffers)</text:p>
              </text:list-item>
              <text:list-item>
                <text:p>Start with JSON</text:p>
              </text:list-item>
              <text:list-item>
                <text:p>Implement efficient columnar storage later</text:p>
              </text:list-item>
              <text:list-item>
                <text:p>Data load</text:p>
                <text:list>
                  <text:list-item>
                    <text:p>Partitioning, Replicatio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oot server (processes queries)</text:p>
              </text:list-item>
              <text:list-item>
                <text:p>Inner nodes</text:p>
              </text:list-item>
              <text:list-item>
                <text:p>Leaf nodes (also store data)</text:p>
              </text:list-item>
              <text:list-item>
                <text:p>Use protocol buffers to move data between layers</text:p>
              </text:list-item>
              <text:list-item>
                <text:p>Other protocol for meta-data</text:p>
              </text:list-item>
              <text:list-item>
                <text:p>(Fault toleranc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ry Process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cess pseudo-SQL queries</text:p>
              </text:list-item>
              <text:list-item>
                <text:p>Internal representation for passing between layers (inner nodes, leaf nodes)</text:p>
              </text:list-item>
              <text:list-item>
                <text:p>Evaluate on protocol buff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o query input (always use dummy query)</text:p>
                <text:list>
                  <text:list-item>
                    <text:p>“select * from table”</text:p>
                  </text:list-item>
                </text:list>
              </text:list-item>
              <text:list-item>
                <text:p>JSON for protocol buffers</text:p>
              </text:list-item>
              <text:list-item>
                <text:p>Network layer without fault tolerance, re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ive 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oot node:</text:p>
                <text:list>
                  <text:list-item>
                    <text:p>Query “understanding”</text:p>
                  </text:list-item>
                  <text:list-item>
                    <text:p>Query processing (aggregating results from lower nodes)</text:p>
                  </text:list-item>
                  <text:list-item>
                    <text:p>Understanding of network structure</text:p>
                  </text:list-item>
                </text:list>
              </text:list-item>
              <text:list-item>
                <text:p>Inner Node:</text:p>
                <text:list>
                  <text:list-item>
                    <text:p>Query processing</text:p>
                  </text:list-item>
                  <text:list-item>
                    <text:p>Understanding of network structure</text:p>
                  </text:list-item>
                </text:list>
              </text:list-item>
              <text:list-item>
                <text:p>Leaf node</text:p>
                <text:list>
                  <text:list-item>
                    <text:p>Query Processing</text:p>
                  </text:list-item>
                  <text:list-item>
                    <text:p>Data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fill-image draw:name="bluewithspiral" xlink:href="Pictures/100000000000032000000258B0456710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2T10:37:33</meta:creation-date>
    <meta:editing-duration>PT27M15S</meta:editing-duration>
    <meta:editing-cycles>4</meta:editing-cycles>
    <dc:date>2011-12-02T11:04:39</dc:date>
    <meta:generator>LibreOffice/3.4$Linux LibreOffice_project/340m1$Build-402</meta:generator>
    <meta:document-statistic meta:object-count="48"/>
  </office:meta>
</office:document-meta>
</file>